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7" table:default-cell-style-name="ce1"/>
        <table:table-column table:style-name="co1" table:number-columns-repeated="9" table:default-cell-style-name="Default"/>
        <table:table-row table:style-name="ro1" table:number-rows-repeated="4">
          <table:table-cell table:number-columns-repeated="3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KA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K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eor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------&gt;</text:p>
          </table:table-cell>
          <table:table-cell table:formula="of:=[.G6]*[.H6]" office:value-type="float" office:value="3.8" calcext:value-type="float">
            <text:p>3.8</text:p>
          </table:table-cell>
          <table:table-cell table:number-columns-repeated="2"/>
          <table:table-cell table:style-name="ce1" office:value-type="string" calcext:value-type="string">
            <text:p>Teorico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-----&gt;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------&gt;</text:p>
          </table:table-cell>
          <table:table-cell table:style-name="ce1" table:formula="of:=[.P6]*[.Q6]" office:value-type="float" office:value="3.6" calcext:value-type="float">
            <text:p>3.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act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----&gt;</text:p>
          </table:table-cell>
          <table:table-cell table:formula="of:=[.G7]*[.H7]"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Practico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-----&gt;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------&gt;</text:p>
          </table:table-cell>
          <table:table-cell table:style-name="ce1" table:formula="of:=[.P7]*[.Q7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or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-----&gt;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--&gt;</text:p>
          </table:table-cell>
          <table:table-cell table:formula="of:=[.G8]*[.H8]" office:value-type="float" office:value="1.8" calcext:value-type="float">
            <text:p>1.8</text:p>
          </table:table-cell>
          <table:table-cell table:number-columns-repeated="2"/>
          <table:table-cell table:style-name="ce1" office:value-type="string" calcext:value-type="string">
            <text:p>Report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------&gt;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string" calcext:value-type="string">
            <text:p>------&gt;</text:p>
          </table:table-cell>
          <table:table-cell table:style-name="ce1" table:formula="of:=[.P8]*[.Q8]" office:value-type="float" office:value="1.9" calcext:value-type="float">
            <text:p>1.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-----</text:p>
          </table:table-cell>
          <table:table-cell table:number-columns-repeated="2"/>
          <table:table-cell table:style-name="ce1" table:number-columns-repeated="6"/>
          <table:table-cell table:style-name="ce1" office:value-type="string" calcext:value-type="string">
            <text:p>------</text:p>
          </table:table-cell>
        </table:table-row>
        <table:table-row table:style-name="ro1">
          <table:table-cell table:number-columns-repeated="9"/>
          <table:table-cell table:formula="of:=SUM([.J6:.J8])" office:value-type="float" office:value="9.6" calcext:value-type="float">
            <text:p>9.6</text:p>
          </table:table-cell>
          <table:table-cell table:number-columns-repeated="2"/>
          <table:table-cell table:style-name="ce1" table:number-columns-repeated="6"/>
          <table:table-cell table:style-name="ce1" table:formula="of:=SUM([.S6:.S8])" office:value-type="float" office:value="9.5" calcext:value-type="float">
            <text:p>9.5</text:p>
          </table:table-cell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MEMO</text:p>
          </table:table-cell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eor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------&gt;</text:p>
          </table:table-cell>
          <table:table-cell table:formula="of:=[.G13]*[.H13]" office:value-type="float" office:value="2.72" calcext:value-type="float">
            <text:p>2.7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ract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--&gt;</text:p>
          </table:table-cell>
          <table:table-cell table:formula="of:=[.G14]*[.H14]" office:value-type="float" office:value="3.6" calcext:value-type="float">
            <text:p>3.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epor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-----&gt;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--&gt;</text:p>
          </table:table-cell>
          <table:table-cell table:formula="of:=[.G15]*[.H15]" office:value-type="float" office:value="1.8" calcext:value-type="float">
            <text:p>1.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------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SUM([.J13:.J15])" office:value-type="float" office:value="8.12" calcext:value-type="float">
            <text:p>8.12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DATI </text:p>
          </table:table-cell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eor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----&gt;</text:p>
          </table:table-cell>
          <table:table-cell table:formula="of:=[.G20]*[.H20]"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ract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----&gt;</text:p>
          </table:table-cell>
          <table:table-cell table:formula="of:=[.G21]*[.H21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epor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-----&gt;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--&gt;</text:p>
          </table:table-cell>
          <table:table-cell table:formula="of:=[.G22]*[.H22]" office:value-type="float" office:value="1.8" calcext:value-type="float">
            <text:p>1.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------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SUM([.J20:.J22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LOYA L&amp; SARA</text:p>
          </table:table-cell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eor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------&gt;</text:p>
          </table:table-cell>
          <table:table-cell table:formula="of:=[.G27]*[.H27]" office:value-type="float" office:value="3.52" calcext:value-type="float">
            <text:p>3.5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ract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----&gt;</text:p>
          </table:table-cell>
          <table:table-cell table:formula="of:=[.G28]*[.H28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epor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-----&gt;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--&gt;</text:p>
          </table:table-cell>
          <table:table-cell table:formula="of:=[.G29]*[.H29]" office:value-type="float" office:value="1.8" calcext:value-type="float">
            <text:p>1.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------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SUM([.J27:.J29])" office:value-type="float" office:value="9.32" calcext:value-type="float">
            <text:p>9.3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12:09:32.3202249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1:20:38.191961888</meta:creation-date>
    <dc:date>2022-06-30T12:15:22.465025372</dc:date>
    <meta:editing-duration>PT15M41S</meta:editing-duration>
    <meta:editing-cycles>5</meta:editing-cycles>
    <meta:generator>LibreOffice/7.3.3.2$Linux_X86_64 LibreOffice_project/d1d0ea68f081ee2800a922cac8f79445e4603348</meta:generator>
    <meta:document-statistic meta:table-count="1" meta:cell-count="120" meta:object-count="0"/>
  </office:meta>
</office:document-meta>
</file>